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9e2cf" officeooo:paragraph-rsid="0009e2cf" style:font-weight-asian="normal" style:font-weight-complex="normal"/>
    </style:style>
    <style:style style:name="P2" style:family="paragraph" style:parent-style-name="Standard">
      <style:text-properties style:text-underline-style="none" fo:font-weight="bold" officeooo:rsid="0009e2cf" officeooo:paragraph-rsid="0009e2cf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a7b92" officeooo:paragraph-rsid="000a7b92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a7b92" officeooo:paragraph-rsid="000a7b9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ddc41" officeooo:paragraph-rsid="000ddc41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ddc41" officeooo:paragraph-rsid="000ddc4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:</text:span> Edit A File</text:p>
      <text:p text:style-name="P2">Primary Actor:<text:span text:style-name="T2"> User</text:span></text:p>
      <text:p text:style-name="P3">Benefiting Actor:<text:span text:style-name="T2"> User</text:span></text:p>
      <text:p text:style-name="P2">Preconditions:</text:p>
      <text:p text:style-name="P2">1.<text:span text:style-name="T2"> User must have an account.</text:span></text:p>
      <text:p text:style-name="P2">2.<text:span text:style-name="T2"> User must be logged in.</text:span></text:p>
      <text:p text:style-name="P2">3.<text:span text:style-name="T2"> User must belong to a specific group.</text:span></text:p>
      <text:p text:style-name="P3">4.<text:span text:style-name="T2"> User must be on a view capable of selecting a file to edit.</text:span></text:p>
      <text:p text:style-name="P4"/>
      <text:p text:style-name="P3">Scenario 1:<text:span text:style-name="T2"> User wants to edit a file that has been posted to the group.</text:span></text:p>
      <text:p text:style-name="P3">I)<text:span text:style-name="T2"> User selects and opens the file they wish to edit.</text:span></text:p>
      <text:p text:style-name="P3">ii)<text:span text:style-name="T2"> User edits the file.</text:span></text:p>
      <text:p text:style-name="P3">iii)<text:span text:style-name="T2"> User saves the file.</text:span></text:p>
      <text:p text:style-name="P3"/>
      <text:p text:style-name="P6">Postcondition:</text:p>
      <text:p text:style-name="P5">The file has been successfully edited and is saved to the data s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20:24.656000000</meta:creation-date>
    <dc:date>2017-02-24T11:24:18.290000000</dc:date>
    <meta:editing-duration>PT37M13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4" meta:word-count="96" meta:character-count="490" meta:non-whitespace-character-count="408"/>
  </office:meta>
</office:document-meta>
</file>